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2.5625in"/>
    </style:style>
    <style:style style:name="Table1.A1" style:family="table-cell">
      <style:table-cell-properties fo:padding="0.0382in" fo:border="0.05pt solid #000000"/>
    </style:style>
    <style:style style:name="Table2" style:family="table">
      <style:table-properties style:width="6.8438in" table:align="left"/>
    </style:style>
    <style:style style:name="Table2.A" style:family="table-column">
      <style:table-column-properties style:column-width="6.8125in"/>
    </style:style>
    <style:style style:name="Table2.B" style:family="table-column">
      <style:table-column-properties style:column-width="0.031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7361in" table:align="margins"/>
    </style:style>
    <style:style style:name="Table3.A" style:family="table-column">
      <style:table-column-properties style:column-width="2.2451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6.8486in" table:align="margins"/>
    </style:style>
    <style:style style:name="Table4.A" style:family="table-column">
      <style:table-column-properties style:column-width="2.2826in" style:rel-column-width="21842*"/>
    </style:style>
    <style:style style:name="Table4.C" style:family="table-column">
      <style:table-column-properties style:column-width="2.2833in" style:rel-column-width="2185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2" style:family="table">
      <style:table-properties style:width="6.8438in" table:align="left"/>
    </style:style>
    <style:style style:name="Table2.A" style:family="table-column">
      <style:table-column-properties style:column-width="6.8125in"/>
    </style:style>
    <style:style style:name="Table2.B" style:family="table-column">
      <style:table-column-properties style:column-width="0.031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7361in" table:align="margins"/>
    </style:style>
    <style:style style:name="Table3.A" style:family="table-column">
      <style:table-column-properties style:column-width="2.2451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 style:family="table">
      <style:table-properties style:width="6.7361in" table:align="margins"/>
    </style:style>
    <style:style style:name="Table3.A" style:family="table-column">
      <style:table-column-properties style:column-width="2.2451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6.8486in" table:align="margins"/>
    </style:style>
    <style:style style:name="Table4.A" style:family="table-column">
      <style:table-column-properties style:column-width="2.2826in" style:rel-column-width="21842*"/>
    </style:style>
    <style:style style:name="Table4.C" style:family="table-column">
      <style:table-column-properties style:column-width="2.2833in" style:rel-column-width="2185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Standard">
      <style:text-properties officeooo:rsid="000844a1" officeooo:paragraph-rsid="000844a1"/>
    </style:style>
    <style:style style:name="P2" style:family="paragraph" style:parent-style-name="Table_20_Contents">
      <style:text-properties officeooo:rsid="000844a1" officeooo:paragraph-rsid="000844a1"/>
    </style:style>
    <style:style style:name="P3" style:family="paragraph" style:parent-style-name="Standard">
      <style:text-properties officeooo:rsid="00086bb0" officeooo:paragraph-rsid="00086bb0"/>
    </style:style>
    <style:style style:name="P4" style:family="paragraph" style:parent-style-name="Standard">
      <style:text-properties officeooo:rsid="0009706f" officeooo:paragraph-rsid="0009706f"/>
    </style:style>
    <style:style style:name="P5" style:family="paragraph" style:parent-style-name="Standard">
      <style:text-properties officeooo:rsid="000b1d2e" officeooo:paragraph-rsid="000b1d2e"/>
    </style:style>
    <style:style style:name="P6" style:family="paragraph" style:parent-style-name="Standard">
      <style:text-properties officeooo:rsid="000cb039" officeooo:paragraph-rsid="000cb039"/>
    </style:style>
    <style:style style:name="P7" style:family="paragraph" style:parent-style-name="Standard">
      <style:text-properties officeooo:rsid="000cfabd" officeooo:paragraph-rsid="000cfabd"/>
    </style:style>
    <style:style style:name="P8" style:family="paragraph" style:parent-style-name="Standard">
      <style:text-properties officeooo:rsid="000d5e56" officeooo:paragraph-rsid="000d5e56"/>
    </style:style>
    <style:style style:name="P9" style:family="paragraph" style:parent-style-name="Standard">
      <style:text-properties officeooo:rsid="000dc014" officeooo:paragraph-rsid="000dc014"/>
    </style:style>
    <style:style style:name="P10" style:family="paragraph" style:parent-style-name="Standard">
      <style:text-properties officeooo:rsid="000f56ec" officeooo:paragraph-rsid="000f56ec"/>
    </style:style>
    <style:style style:name="P11" style:family="paragraph" style:parent-style-name="Standard">
      <style:text-properties officeooo:rsid="00114184" officeooo:paragraph-rsid="00114184"/>
    </style:style>
    <style:style style:name="P12" style:family="paragraph" style:parent-style-name="Standard">
      <style:text-properties officeooo:rsid="0011dc94" officeooo:paragraph-rsid="0011dc94"/>
    </style:style>
    <style:style style:name="P13" style:family="paragraph" style:parent-style-name="Standard">
      <style:text-properties officeooo:rsid="0012eacd" officeooo:paragraph-rsid="0012eacd"/>
    </style:style>
    <style:style style:name="P14" style:family="paragraph" style:parent-style-name="Standard">
      <style:text-properties officeooo:rsid="0012eacd" officeooo:paragraph-rsid="001412ff"/>
    </style:style>
    <style:style style:name="P15" style:family="paragraph" style:parent-style-name="Standard">
      <style:text-properties officeooo:rsid="001412ff" officeooo:paragraph-rsid="001412ff"/>
    </style:style>
    <style:style style:name="P16" style:family="paragraph" style:parent-style-name="Standard">
      <style:text-properties officeooo:rsid="0015a761" officeooo:paragraph-rsid="0015a761"/>
    </style:style>
    <style:style style:name="P17" style:family="paragraph" style:parent-style-name="Standard">
      <style:text-properties officeooo:rsid="00176af1" officeooo:paragraph-rsid="00176af1"/>
    </style:style>
    <style:style style:name="P18" style:family="paragraph" style:parent-style-name="Standard">
      <style:text-properties officeooo:rsid="001926f3" officeooo:paragraph-rsid="001926f3"/>
    </style:style>
    <style:style style:name="P19" style:family="paragraph" style:parent-style-name="Standard">
      <style:text-properties officeooo:rsid="001ac1e9" officeooo:paragraph-rsid="001ac1e9"/>
    </style:style>
    <style:style style:name="P20" style:family="paragraph" style:parent-style-name="Standard">
      <style:text-properties officeooo:rsid="001b9cfe" officeooo:paragraph-rsid="001b9cfe"/>
    </style:style>
    <style:style style:name="P21" style:family="paragraph" style:parent-style-name="Standard">
      <style:text-properties officeooo:rsid="001d4eb8" officeooo:paragraph-rsid="001d4eb8"/>
    </style:style>
    <style:style style:name="P22" style:family="paragraph" style:parent-style-name="Standard">
      <style:text-properties officeooo:rsid="001efb64" officeooo:paragraph-rsid="001efb64"/>
    </style:style>
    <style:style style:name="P23" style:family="paragraph" style:parent-style-name="Standard">
      <style:text-properties officeooo:rsid="001f114e" officeooo:paragraph-rsid="001f114e"/>
    </style:style>
    <style:style style:name="P24" style:family="paragraph" style:parent-style-name="Standard">
      <style:text-properties officeooo:rsid="001f99bc" officeooo:paragraph-rsid="001f99bc"/>
    </style:style>
    <style:style style:name="P25" style:family="paragraph" style:parent-style-name="Standard">
      <style:text-properties officeooo:rsid="001926f3" officeooo:paragraph-rsid="001926f3"/>
    </style:style>
    <style:style style:name="P26" style:family="paragraph" style:parent-style-name="Text_20_body">
      <style:paragraph-properties fo:margin-left="0in" fo:margin-right="0in" fo:orphans="2" fo:widows="2" fo:text-indent="0in" style:auto-text-indent="false"/>
      <style:text-properties fo:font-variant="normal" fo:text-transform="none" fo:color="#222222" loext:opacity="100%" fo:letter-spacing="normal"/>
    </style:style>
    <style:style style:name="P27" style:family="paragraph" style:parent-style-name="Text_20_body">
      <style:text-properties fo:font-variant="normal" fo:text-transform="none" fo:color="#222222" loext:opacity="100%" fo:letter-spacing="normal" officeooo:rsid="001926f3" officeooo:paragraph-rsid="001926f3"/>
    </style:style>
    <style:style style:name="P28" style:family="paragraph" style:parent-style-name="Text_20_body">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29" style:family="paragraph" style:parent-style-name="Text_20_body">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officeooo:paragraph-rsid="00242e8f"/>
    </style:style>
    <style:style style:name="P30" style:family="paragraph" style:parent-style-name="Text_20_body">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fo:background-color="transparent"/>
    </style:style>
    <style:style style:name="P31" style:family="paragraph" style:parent-style-name="Text_20_body">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officeooo:paragraph-rsid="00242e8f" fo:background-color="transparent"/>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officeooo:rsid="00176af1" officeooo:paragraph-rsid="00242e8f"/>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officeooo:rsid="001926f3" officeooo:paragraph-rsid="00242e8f"/>
    </style:style>
    <style:style style:name="P34" style:family="paragraph" style:parent-style-name="Text_20_body">
      <style:paragraph-properties fo:margin-left="0in" fo:margin-right="0in" fo:orphans="2" fo:widows="2" fo:text-indent="0in" style:auto-text-indent="false"/>
    </style:style>
    <style:style style:name="P35" style:family="paragraph" style:parent-style-name="Text_20_body">
      <style:paragraph-properties fo:margin-left="0in" fo:margin-right="0in" fo:orphans="2" fo:widows="2" fo:text-indent="0in" style:auto-text-indent="false"/>
      <style:text-properties officeooo:paragraph-rsid="00242e8f"/>
    </style:style>
    <style:style style:name="P36" style:family="paragraph" style:parent-style-name="Text_20_body">
      <style:text-properties officeooo:rsid="001926f3" officeooo:paragraph-rsid="001926f3"/>
    </style:style>
    <style:style style:name="P37" style:family="paragraph" style:parent-style-name="Text_20_body">
      <style:text-properties officeooo:paragraph-rsid="001926f3"/>
    </style:style>
    <style:style style:name="T1" style:family="text">
      <style:text-properties officeooo:rsid="00086bb0"/>
    </style:style>
    <style:style style:name="T2" style:family="text">
      <style:text-properties officeooo:rsid="000d5e56"/>
    </style:style>
    <style:style style:name="T3" style:family="text">
      <style:text-properties officeooo:rsid="0011dc94"/>
    </style:style>
    <style:style style:name="T4" style:family="text">
      <style:text-properties officeooo:rsid="0012eacd"/>
    </style:style>
    <style:style style:name="T5" style:family="text">
      <style:text-properties officeooo:rsid="001412ff"/>
    </style:style>
    <style:style style:name="T6" style:family="text">
      <style:text-properties officeooo:rsid="0015a761"/>
    </style:style>
    <style:style style:name="T7" style:family="text">
      <style:text-properties officeooo:rsid="00176af1"/>
    </style:style>
    <style:style style:name="T8" style:family="text">
      <style:text-properties officeooo:rsid="001926f3"/>
    </style:style>
    <style:style style:name="T9" style:family="text">
      <style:text-properties officeooo:rsid="001d4eb8"/>
    </style:style>
    <style:style style:name="T10" style:family="text">
      <style:text-properties officeooo:rsid="001f114e"/>
    </style:style>
    <style:style style:name="T11" style:family="text">
      <style:text-properties officeooo:rsid="001f99bc"/>
    </style:style>
    <style:style style:name="T12" style:family="text">
      <style:text-properties style:font-name="Arial" fo:font-size="12pt" fo:font-style="normal" fo:font-weight="normal"/>
    </style:style>
    <style:style style:name="T13" style:family="text">
      <style:text-properties fo:font-variant="normal" fo:text-transform="none" fo:color="#000080" loext:opacity="100%" style:font-name="Arial" fo:font-size="12pt" fo:letter-spacing="normal" fo:font-style="normal" fo:font-weight="normal"/>
    </style:style>
    <style:style style:name="T14" style:family="text">
      <style:text-properties fo:font-variant="normal" fo:text-transform="none" fo:color="#222222" loext:opacity="100%" style:font-name="Arial" fo:font-size="12pt" fo:letter-spacing="normal" fo:font-style="normal" fo:font-weight="normal"/>
    </style:style>
    <style:style style:name="T15" style:family="text">
      <style:text-properties fo:font-variant="normal" fo:text-transform="none" fo:color="#1155cc" loext:opacity="100%" style:font-name="Arial" fo:font-size="12pt" fo:letter-spacing="normal" fo:font-style="normal" fo:font-weight="normal"/>
    </style:style>
    <style:style style:name="T16" style:family="text">
      <style:text-properties officeooo:rsid="002334f4"/>
    </style:style>
    <style:style style:name="T17" style:family="text">
      <style:text-properties officeooo:rsid="00242e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able:table table:name="Table2" table:style-name="Table2">
              <table:table-column table:style-name="Table2.A"/>
              <table:table-column table:style-name="Table2.B"/>
              <table:table-row table:style-name="TableLine94878831225648">
                <table:table-cell table:style-name="Table2.A1" office:value-type="string">
                  <table:table table:name="Table3" table:style-name="Table3">
                    <table:table-column table:style-name="Table3.A" table:number-columns-repeated="3"/>
                    <table:table-row table:style-name="TableLine94878830823072">
                      <table:table-cell table:style-name="Table3.A1" office:value-type="string">
                        <text:p text:style-name="P2">8 hours sleep cycle</text:p>
                      </table:table-cell>
                      <table:table-cell table:style-name="Table3.A1" office:value-type="string">
                        <text:p text:style-name="P2">8 hours project cycle</text:p>
                      </table:table-cell>
                      <table:table-cell table:style-name="Table3.C1" office:value-type="string">
                        <text:p text:style-name="P2">8 hrs reading/study cycle</text:p>
                      </table:table-cell>
                    </table:table-row>
                  </table:table>
                  <text:p text:style-name="Table_20_Contents"/>
                </table:table-cell>
                <table:table-cell table:style-name="Table2.B1" office:value-type="string">
                  <text:p text:style-name="Table_20_Contents"/>
                </table:table-cell>
              </table:table-row>
            </table:table>
            <table:table table:name="Table4" table:style-name="Table4">
              <table:table-column table:style-name="Table4.A" table:number-columns-repeated="2"/>
              <table:table-column table:style-name="Table4.C"/>
              <table:table-row table:style-name="TableLine94878831244112">
                <table:table-cell table:style-name="Table4.A1" office:value-type="string">
                  <text:p text:style-name="P2">Sleep</text:p>
                  <text:p text:style-name="P2">Rest</text:p>
                  <text:p text:style-name="P2">Food</text:p>
                  <text:p text:style-name="P2">Bath</text:p>
                  <text:p text:style-name="P2">Health/exercise</text:p>
                  <text:p text:style-name="P2">Play</text:p>
                </table:table-cell>
                <table:table-cell table:style-name="Table4.A1" office:value-type="string">
                  <text:p text:style-name="P2">Earn</text:p>
                  <text:p text:style-name="P2">Work</text:p>
                  <text:p text:style-name="P2">Research/queries</text:p>
                  <text:p text:style-name="P2">Watch</text:p>
                  <text:p text:style-name="P2">projects</text:p>
                  <text:p text:style-name="P2">Play</text:p>
                  <text:p text:style-name="P2">Novels</text:p>
                </table:table-cell>
                <table:table-cell table:style-name="Table4.C1" office:value-type="string">
                  <text:p text:style-name="P2">Web Development</text:p>
                  <text:p text:style-name="P2">Web scraping/Crawling</text:p>
                  <text:p text:style-name="P2">Data structures &amp; Algorithms</text:p>
                  <text:p text:style-name="P2">Game Development</text:p>
                  <text:p text:style-name="P2">Psychology/Motivation</text:p>
                  <text:p text:style-name="P2">Networking/Internet Technology</text:p>
                  <text:p text:style-name="P2">Software Eng &amp; Development</text:p>
                  <text:p text:style-name="P2">OS and Its Network</text:p>
                  <text:p text:style-name="P2"/>
                </table:table-cell>
              </table:table-row>
            </table:table>
            <text:p text:style-name="Table_20_Contents">* <text:span text:style-name="T1">Note Order depends on round robin priority and SJS algorithm outcome and sometimes mood</text:span></text:p>
          </table:table-cell>
        </table:table-row>
      </table:table>
      <text:p text:style-name="P1"/>
      <text:p text:style-name="P1"/>
      <text:p text:style-name="P1"/>
      <text:p text:style-name="P1"/>
      <text:p text:style-name="P1"/>
      <text:p text:style-name="P3">LEARNING STACK</text:p>
      <text:p text:style-name="P5">a list of what am currently learning and focusing on especially at this stage of my life doing them one at a time slice or even concurrently daily</text:p>
      <text:p text:style-name="P5"/>
      <text:p text:style-name="P3">Networking &amp; Internet Technologies</text:p>
      <text:p text:style-name="P3">Data Communications &amp; Principles</text:p>
      <text:p text:style-name="P3">Software Engineering &amp; Development</text:p>
      <text:p text:style-name="P3">Operating Systems and its Networks</text:p>
      <text:p text:style-name="P4">Data Structures and Algorithms</text:p>
      <text:p text:style-name="P4">Computer hardware and Architecture</text:p>
      <text:p text:style-name="P4">Electronics, Electricity and Circuitry</text:p>
      <text:p text:style-name="P4">Mathematics|Physics</text:p>
      <text:p text:style-name="P4">A.I <text:s/>and Machine Learning</text:p>
      <text:p text:style-name="P4">Psychology and Motivation</text:p>
      <text:p text:style-name="P4">Computer Logic and Design Fundamentals</text:p>
      <text:p text:style-name="P4">Radio,TV,Audio,Radar,Satellite Science &amp; Engineering</text:p>
      <text:p text:style-name="P4">CLI,Terminals,Linux</text:p>
      <text:p text:style-name="P4">Microprocessors,Embedded Systems Design &amp; Engineering</text:p>
      <text:p text:style-name="P4">Programming:python,c/c++,kotlin,js and frameworks</text:p>
      <text:p text:style-name="P4">Game Development</text:p>
      <text:p text:style-name="P4">Git Hub/Open Source</text:p>
      <text:p text:style-name="P4">Automation and Scripting</text:p>
      <text:p text:style-name="P4">Web Development:crawling,scraping,apps</text:p>
      <text:p text:style-name="P4">Andriod and Desktop Applications and Deployment</text:p>
      <text:p text:style-name="P4"/>
      <text:p text:style-name="P4"/>
      <text:p text:style-name="P4"/>
      <text:p text:style-name="P5">2022 ROUTINE</text:p>
      <text:p text:style-name="P5">Pop one or few from my Learning Stack and then rotating them using Round Robin</text:p>
      <text:p text:style-name="P5"/>
      <text:p text:style-name="P5"><text:soft-page-break/>DREAM?VISION?</text:p>
      <text:p text:style-name="P5"/>
      <text:p text:style-name="P6">To aid and accelerate Organism|human evolution and civilization as a whole by impacting the following interesting sectors through science and engineering innovations research and inventions</text:p>
      <text:p text:style-name="P6"/>
      <text:p text:style-name="P6"/>
      <text:p text:style-name="P7">COMMUNICATIONS &amp; NETWORKING</text:p>
      <text:p text:style-name="P7"><text:s/>super advance,long distance,fast,efficient means of communication through vacuum over light years of distance instantenously</text:p>
      <text:p text:style-name="P7"/>
      <text:p text:style-name="P7">MATERIAL SCIENCE AND ENGINEERING </text:p>
      <text:p text:style-name="P7">to provide materials resistance and proof to fire,radiation,water,gases,poison,bullet,explosion,corrosion,heat,cosmic forces and energy.</text:p>
      <text:p text:style-name="P7">Strong defense,light,super conductive,insulated materials for constructions and applicat<text:span text:style-name="T2">i</text:span>ons in all sectors ie aviation ,energy,transport space tech etc</text:p>
      <text:p text:style-name="P7"/>
      <text:p text:style-name="P7">TRANSPORTATION</text:p>
      <text:p text:style-name="P7">aviation,space tr<text:span text:style-name="T2">a</text:span>vel,hyper speed,warping,wormholes, space bendin<text:span text:style-name="T2">g</text:span>,faster than light travel,hover cars,underwater transport,spaceships</text:p>
      <text:p text:style-name="P7"/>
      <text:p text:style-name="P8">ENVIRONMENTAL ENGINEERING</text:p>
      <text:p text:style-name="P8">control of gravity,pressure,air,temperature,mass,density, of a planet and its surroundings</text:p>
      <text:p text:style-name="P8">weather and atmospheric control</text:p>
      <text:p text:style-name="P8">transporting planets/changing position and orbit</text:p>
      <text:p text:style-name="P8">modifying planetary landforms,topography,oceans conduicive to living</text:p>
      <text:p text:style-name="P8"/>
      <text:p text:style-name="P8">GENETICS,EVOLUTION,HEALTH</text:p>
      <text:p text:style-name="P8">strengthening human body muscle,brain,systems and organs</text:p>
      <text:p text:style-name="P8">increasing life spans and physical strengths,i.q,computational power</text:p>
      <text:p text:style-name="P8">stimulating human|organism body,spirit,soul potential</text:p>
      <text:p text:style-name="P8">awakening special abilities, instanteneous body regeneration,cloning &amp; evolution</text:p>
      <text:p text:style-name="P8"/>
      <text:p text:style-name="P9">ELECTROMAGNETISM,MAGNETS &amp; ELECTRICITY</text:p>
      <text:p text:style-name="P9">applications in transport,aviation,levitation,speed,weapons,defense,em shields,generator,knif,sabers,grenade,gun,cannon,bomb, human body stimulation</text:p>
      <text:p text:style-name="P9"/>
      <text:p text:style-name="P10">PSYCHOLOGY</text:p>
      <text:p text:style-name="P10">study of the human psychic forces, to affect the outside environment telekenesis</text:p>
      <text:p text:style-name="P10">effect on human body and growth</text:p>
      <text:p text:style-name="P10">effect on the state of mind</text:p>
      <text:p text:style-name="P8"/>
      <text:p text:style-name="P10">NEURAL AND COGNITIVE SCIENCE AND ENGINEERING</text:p>
      <text:p text:style-name="P10">integration of the human brain and conscious to computers directly using chips and body sensors</text:p>
      <text:p text:style-name="P10">changing the body growth,evolution,brain,muscle via outside energy sources</text:p>
      <text:p text:style-name="P10">utilization of bio energy in computers, chips ic, sensors</text:p>
      <text:p text:style-name="P10"/>
      <text:p text:style-name="P10">ENERGY SOURCE,CONVERSION,TRANSMUTATION AND UTILIZATION</text:p>
      <text:p text:style-name="P10">human bio energy life force and fields</text:p>
      <text:p text:style-name="P10">destructive weapons,force fields,particle, nuclear &amp; atomic physics </text:p>
      <text:p text:style-name="P10"><text:soft-page-break/>energy cores,compression,</text:p>
      <text:p text:style-name="P10">using and utilizing energy and force fields of a planet for transportation</text:p>
      <text:p text:style-name="P10">harvesting, controlling and storing energy of stars and planets</text:p>
      <text:p text:style-name="P10">burning stars,white,blue,dwarf,red etc, dyson spheres</text:p>
      <text:p text:style-name="P10">grafting the energy,forces and fields of one star or planet to another one</text:p>
      <text:p text:style-name="P10">utilizing the destructive forces of stars,planets, asteriods</text:p>
      <text:p text:style-name="P10"/>
      <text:p text:style-name="P11">COMPUTER&lt;COMPUTING</text:p>
      <text:p text:style-name="P11">combining all the other sectors I.e</text:p>
      <text:p text:style-name="P11"><text:tab/>communications and networking</text:p>
      <text:p text:style-name="P11"><text:tab/>materials science and engineering</text:p>
      <text:p text:style-name="P11"><text:tab/>genetics,evolution,health</text:p>
      <text:p text:style-name="P11"><text:tab/>neural and cognitive sciences</text:p>
      <text:p text:style-name="P11"><text:tab/>energy sources,conversion,transmutation and utilization</text:p>
      <text:p text:style-name="P11">to create computers and devices that can identify,authenticate, authorise access to humans and organism using advance energy signatures of the soul and body (bio energy,psychic,soul,spirit energy) and integrate with the human brain, mind and conscious directly to acces<text:span text:style-name="T3">s </text:span>a larger network that works <text:s/>across large distances of light years and have a small size as possible maybe a chip into the brain or hand band or <text:s/><text:span text:style-name="T3">maybe </text:span>connect to a terminal or station port on a planet to connect to other planets with their conscio<text:span text:style-name="T3">u</text:span>s directly a second world in <text:span text:style-name="T3">VR</text:span> <text:span text:style-name="T3">&amp; AR</text:span> </text:p>
      <text:p text:style-name="P4"/>
      <text:p text:style-name="P4"/>
      <text:p text:style-name="P4"/>
      <text:p text:style-name="P4"/>
      <text:p text:style-name="P4"/>
      <text:p text:style-name="P4"/>
      <text:p text:style-name="P12">ERASMUS EDWARD OBETH</text:p>
      <text:p text:style-name="P12">NIGERIAN</text:p>
      <text:p text:style-name="P12">STUDENT</text:p>
      <text:p text:style-name="P12">B. ENG COMPUTER ENGINEERING</text:p>
      <text:p text:style-name="P12">AHMADU BELLO UNIVERSITY</text:p>
      <text:p text:style-name="P12">AGE 24</text:p>
      <text:p text:style-name="P12"/>
      <text:p text:style-name="P12">ERASMUS EDWARD OBETH born on 26/10/1997</text:p>
      <text:p text:style-name="P12">from Komta <text:span text:style-name="T4">B</text:span>illiri Local Government Area Gombe State Nigeria. <text:span text:style-name="T4">I</text:span>s a kind honest and reserved individual with str<text:span text:style-name="T4">o</text:span>ng sense of independency and freedom. I have a strong interest in computer science and engineering and applications,ICT, astronomy and astrophysics. Currently <text:s/>a student of 5 year <text:s/><text:span text:style-name="T4">B</text:span>.<text:span text:style-name="T4">E</text:span>ng computer engineering at Ahmadu Bello University main campus Samaru Zaria.</text:p>
      <text:p text:style-name="P13"/>
      <text:p text:style-name="P13">Hobbies</text:p>
      <text:p text:style-name="P13">reading: science fiction and fantasy,psychological books,Chinese &amp; Japanese wuxia,xianxia novels</text:p>
      <text:p text:style-name="P13">studying and playing with computer hardwares</text:p>
      <text:p text:style-name="P13">listening to music</text:p>
      <text:p text:style-name="P13">learning new things about ICT</text:p>
      <text:p text:style-name="P13">watching Japanese action novels</text:p>
      <text:p text:style-name="P13">programming</text:p>
      <text:p text:style-name="P13">astronomy star gazing</text:p>
      <text:p text:style-name="P13">agriculture</text:p>
      <text:p text:style-name="P13">playing adventures and brain teasers game</text:p>
      <text:p text:style-name="P13"><text:soft-page-break/></text:p>
      <text:p text:style-name="P14"><text:s/></text:p>
      <text:p text:style-name="P14"/>
      <text:p text:style-name="P14"/>
      <text:p text:style-name="P14"/>
      <text:p text:style-name="P14"/>
      <text:p text:style-name="P14"/>
      <text:p text:style-name="P15">SPECIALIZATION</text:p>
      <text:p text:style-name="P15">Networking and Security</text:p>
      <text:p text:style-name="P15">Computer Hardware and Architecture</text:p>
      <text:p text:style-name="P15">Operating System and its Network</text:p>
      <text:p text:style-name="P15">Electronics,IC,Microelectronics</text:p>
      <text:p text:style-name="P15">AI and Machine Learning</text:p>
      <text:p text:style-name="P15">Expert Systems</text:p>
      <text:p text:style-name="P15">Automation,Bio<text:span text:style-name="T6">t</text:span>echnology,Cybernetics</text:p>
      <text:p text:style-name="P15">Robotics,&amp; Embedded Systems </text:p>
      <text:p text:style-name="P15">Astronomy and Astrophysics</text:p>
      <text:p text:style-name="P15">Neural and Cognitive Sciences</text:p>
      <text:p text:style-name="P15"/>
      <text:p text:style-name="P15"/>
      <text:p text:style-name="P15"/>
      <text:p text:style-name="P15"/>
      <text:p text:style-name="P16">LETTER FOR DONATION</text:p>
      <text:p text:style-name="P16"/>
      <text:p text:style-name="P16"/>
      <text:p text:style-name="P16"><text:s text:c="4"/><text:tab/><text:tab/><text:tab/><text:tab/><text:tab/><text:tab/><text:tab/><text:tab/> OPPOSITE WORSHIP CENTER KOMTA,</text:p>
      <text:p text:style-name="P16"><text:tab/><text:tab/><text:tab/><text:tab/><text:tab/><text:tab/><text:tab/><text:tab/> BILLIRI LOCAL GOVERNMENT AREA,</text:p>
      <text:p text:style-name="P16"><text:tab/><text:tab/><text:tab/><text:tab/><text:tab/><text:tab/><text:tab/><text:tab/> GOMBE STATE,</text:p>
      <text:p text:style-name="P16"><text:tab/><text:tab/><text:tab/><text:tab/><text:tab/><text:tab/><text:tab/><text:tab/> NIGERIA,</text:p>
      <text:p text:style-name="P16"/>
      <text:p text:style-name="P16">X/04/2022</text:p>
      <text:p text:style-name="P16">ADDRESS OF DONOR</text:p>
      <text:p text:style-name="P16"/>
      <text:p text:style-name="P29">DEAR <text:span text:style-name="T17">xxx</text:span>,</text:p>
      <text:p text:style-name="P29">REQUESTS FOR DONATION OF EDUCATION AND LEARNING RESOURCES FUNDS</text:p>
      <text:p text:style-name="P29">My name is ERASMUS EDWARD OBETH from Nigeria, I am a student of 5 years (B.Eng) Computer Engineering at Ahmadu <text:span text:style-name="T17">B</text:span>ello University Zaria kaduna Nigeria.</text:p>
      <text:p text:style-name="P31">I am writing to ask for your help in raising an amount of 1200 USD funds to support me in my Education and learning resources and living expenses. I farm crops during the rainy season to pay for my education and living expenses at school, and because of the strike by Academic Union of universities(ASUU) against the Federal government since 14/04/2022 till indefinite call date, all school activities has ceased for public universities and hence I am unable to continue studying.</text:p>
      <text:p text:style-name="P32">I want to raise an amount of 1200 USD (dollars) to be able to continue my studies and acquire new resources for my education and learning and living expenses for my career and future, I <text:soft-page-break/>need your help to raise such amount and reach my goal. Any amount and effort will be appreciated, Here is my Annual budget;</text:p>
      <text:p text:style-name="P17"/>
      <text:p text:style-name="P18">Educational studies and learning resources <text:s/>500 USD</text:p>
      <text:p text:style-name="P18">Rent <text:s text:c="61"/>100 USD</text:p>
      <text:p text:style-name="P18">Feeding and living expenses <text:s text:c="23"/>300 USD</text:p>
      <text:p text:style-name="P18">Internet connectivity <text:s text:c="35"/>300 USD</text:p>
      <text:p text:style-name="P18">Total <text:s text:c="60"/>1200 USD</text:p>
      <text:p text:style-name="P18"/>
      <text:p text:style-name="P29">To help me make a donation using either of the following platforms</text:p>
      <text:p text:style-name="P35"><text:span text:style-name="T14">Paypal: </text:span><text:a xlink:type="simple" xlink:href="mailto:cyber330d@gmail.com" office:target-frame-name="_blank" xlink:show="new" text:style-name="Internet_20_link" text:visited-style-name="Visited_20_Internet_20_Link"><text:span text:style-name="T15">cyber330d@gmail.com</text:span></text:a></text:p>
      <text:p text:style-name="P35"><text:span text:style-name="T14">Western union: </text:span><text:a xlink:type="simple" xlink:href="mailto:erasmus1821@gmail.com" office:target-frame-name="_blank" xlink:show="new" text:style-name="Internet_20_link" text:visited-style-name="Visited_20_Internet_20_Link"><text:span text:style-name="T15">erasmus1821@gmail.com</text:span></text:a></text:p>
      <text:p text:style-name="P29">Thank you for your support and donation in advance.</text:p>
      <text:p text:style-name="P29">you<text:span text:style-name="T16">r</text:span>s sincerely</text:p>
      <text:p text:style-name="P29">ERASMUS EDWARD OBETH</text:p>
      <text:p text:style-name="P35"><text:a xlink:type="simple" xlink:href="mailto:cyber330d@gmail.com" office:target-frame-name="_blank" xlink:show="new" text:style-name="Internet_20_link" text:visited-style-name="Visited_20_Internet_20_Link"><text:span text:style-name="T13">cyber330d@gmail.com</text:span></text:a><text:span text:style-name="T14">,</text:span><text:a xlink:type="simple" xlink:href="mailto:erasmus1821@gmail.com" office:target-frame-name="_blank" xlink:show="new" text:style-name="Internet_20_link" text:visited-style-name="Visited_20_Internet_20_Link"><text:span text:style-name="T15">erasmus182</text:span></text:a></text:p>
      <text:p text:style-name="P33">+234 8129709392(only messages)</text:p>
      <text:p text:style-name="P18"/>
      <text:p text:style-name="P37"><text:span text:style-name="T12"/></text:p>
      <text:p text:style-name="P28"/>
      <text:p text:style-name="P36"><text:span text:style-name="T12"/></text:p>
      <text:p text:style-name="P18"/>
      <text:p text:style-name="P18"/>
      <text:p text:style-name="P18"/>
      <text:p text:style-name="P18"/>
      <text:p text:style-name="P18">KNOWLEDGE DOMAIN</text:p>
      <text:p text:style-name="P19">This encompasses all my interest ,hobbies, skills,a<text:span text:style-name="T9">c</text:span>quired and yet to be a<text:span text:style-name="T9">c</text:span>quired, dreams,vision, fantacies, learning stacks, future career path and my curiosity to the path of <text:s/>TRUTH</text:p>
      <text:p text:style-name="P19">*<text:span text:style-name="T10">NOTE most of this fields will act in passive mode just like breathing digestion and other bodily functions to the body organs function as a whole</text:span></text:p>
      <text:p text:style-name="P19"/>
      <text:p text:style-name="P20">COMPUTER What,How,<text:span text:style-name="T9">Why</text:span></text:p>
      <text:p text:style-name="P21">I want to understand the How, What, Why, Relations, and Interpretations of the PHYSICAL,LOGICAL, APPLICATIONS IMPLEMENTATION of a COMPUTER at LEVELS and FORMS.</text:p>
      <text:p text:style-name="P21"><text:s/><text:tab/></text:p>
      <text:p text:style-name="P21">PHYSICAL LEVEL IMPLEMENTATION </text:p>
      <text:p text:style-name="P21">#Electronics Electricity and Circuitry</text:p>
      <text:p text:style-name="P21">electricity and circuit fundamentals</text:p>
      <text:p text:style-name="P21">circuit analyses and network theorems</text:p>
      <text:p text:style-name="P21">mathematics|Physics|Calculus</text:p>
      <text:p text:style-name="P21"><text:soft-page-break/>Semiconductor Electronics,Devices,Physics</text:p>
      <text:p text:style-name="P21">Solid state physics,electronics,devices,semiconductors</text:p>
      <text:p text:style-name="P21">Digital &amp; Analogue Electronics</text:p>
      <text:p text:style-name="P21">Digital &amp; Analogue Circuitry</text:p>
      <text:p text:style-name="P21">Microelectronics</text:p>
      <text:p text:style-name="P21">Integrated Circuit,VLSI</text:p>
      <text:p text:style-name="P21"/>
      <text:p text:style-name="P21">LOGICAL LEVEL IMPLEMENTATION </text:p>
      <text:p text:style-name="P21">Computer Logic and Design Fundamentals</text:p>
      <text:p text:style-name="P21">Digital Electronics and Circuitry</text:p>
      <text:p text:style-name="P21">Logic gates, binary and Number systems</text:p>
      <text:p text:style-name="P21">Assembly language and Machine Code</text:p>
      <text:p text:style-name="P21">Microprocessors, Memory,Ics</text:p>
      <text:p text:style-name="P21">Compilers,Firmware</text:p>
      <text:p text:style-name="P21">Computer Hardware and Architecture</text:p>
      <text:p text:style-name="P21">Operating Systems &amp; Networks</text:p>
      <text:p text:style-name="P21"/>
      <text:p text:style-name="P21"/>
      <text:p text:style-name="P21">APPLICATIONS LEVEL IMPLEMENTATION</text:p>
      <text:p text:style-name="P22">OS and its Networks</text:p>
      <text:p text:style-name="P22">CLI,Terminals &amp; Linux</text:p>
      <text:p text:style-name="P22">Data Structures and Algorithms</text:p>
      <text:p text:style-name="P22">Data and Digital Communications Principles</text:p>
      <text:p text:style-name="P22">Networking Internet Technology</text:p>
      <text:p text:style-name="P22">Software Engineering and Development</text:p>
      <text:p text:style-name="P22">Automation and Scripting,Automata</text:p>
      <text:p text:style-name="P22">Desktop and Andriod/Ios development</text:p>
      <text:p text:style-name="P22">Embedded and Expert Systems</text:p>
      <text:p text:style-name="P22">Programming Languages:</text:p>
      <text:p text:style-name="P22"><text:tab/>system programming:os,hardware</text:p>
      <text:p text:style-name="P22"><text:tab/>Application programming:andriod,ios,desktops</text:p>
      <text:p text:style-name="P22"><text:tab/>web development:full stack</text:p>
      <text:p text:style-name="P22"><text:tab/>Ai and ML programming</text:p>
      <text:p text:style-name="P22"><text:tab/>gaming,visualization &amp; simulation programming</text:p>
      <text:p text:style-name="P22"><text:tab/>system &amp; app security:cybersecurity,networking,pentesting</text:p>
      <text:p text:style-name="P22">Gaming Development</text:p>
      <text:p text:style-name="P22"><text:tab/>Argumented &amp; Virtual Reality programming</text:p>
      <text:p text:style-name="P22">Web Development</text:p>
      <text:p text:style-name="P22"><text:tab/><text:span text:style-name="T10">web scraping and Crawling</text:span></text:p>
      <text:p text:style-name="P22"><text:tab/><text:span text:style-name="T10">servers,hosting,Domains</text:span></text:p>
      <text:p text:style-name="P22"><text:tab/><text:span text:style-name="T10">Databases,deployment,configurations</text:span></text:p>
      <text:p text:style-name="P22"><text:tab/><text:span text:style-name="T10">Environment and Containers</text:span></text:p>
      <text:p text:style-name="P22"><text:tab/><text:span text:style-name="T10">front and backend Development</text:span></text:p>
      <text:p text:style-name="P22"/>
      <text:p text:style-name="P23">OTHERS DOMAINS</text:p>
      <text:p text:style-name="P23">Advances in ICT</text:p>
      <text:p text:style-name="P23">qauntum and photonic computing</text:p>
      <text:p text:style-name="P23">material science and engineering</text:p>
      <text:p text:style-name="P23">quantum physics and mechanics</text:p>
      <text:p text:style-name="P23"><text:soft-page-break/>neural and cognitive sciences</text:p>
      <text:p text:style-name="P23">astronomy and astrophysics</text:p>
      <text:p text:style-name="P23">geo,spatial physics and space technology</text:p>
      <text:p text:style-name="P23">forces and fields shi<text:span text:style-name="T11">el</text:span>ds and weapons</text:p>
      <text:p text:style-name="P23">Psychology,Soul,Spirit</text:p>
      <text:p text:style-name="P23">Human genetics,evolution and health</text:p>
      <text:p text:style-name="P23">electromagnetism electricity magnets</text:p>
      <text:p text:style-name="P23">environmental and planetary engineering</text:p>
      <text:p text:style-name="P23">environmental modifict<text:span text:style-name="T11">a</text:span>ion on planetary level</text:p>
      <text:p text:style-name="P23">energy,sources,conversion,transmutation 7 utilization</text:p>
      <text:p text:style-name="P23">faster than light speed and space expansion</text:p>
      <text:p text:style-name="P23">teleportation,worm,white,black holes</text:p>
      <text:p text:style-name="P23">space time,storms</text:p>
      <text:p text:style-name="P23">spatial folding|compression\tearing|warping</text:p>
      <text:p text:style-name="P23">planets galaxies,asteriods,meteirods,universes</text:p>
      <text:p text:style-name="P24">clusters,superclusters</text:p>
      <text:p text:style-name="P23">dark,anti matter, dark ,anti energy</text:p>
      <text:p text:style-name="P23"><text:span text:style-name="T11">G</text:span>eomatics, remote sensing</text:p>
      <text:p text:style-name="P23">biotechnology,cybernetics</text:p>
      <text:p text:style-name="P23">data science and mining</text:p>
      <text:p text:style-name="P23">radio,tv,audio,radar,satellite sci and engineering</text:p>
      <text:p text:style-name="P24">Em forces,waves,fields and applications</text:p>
      <text:p text:style-name="P24">industrial,mega, gundam, nano, mecha robotics</text:p>
      <text:p text:style-name="P24">Maths,geometry,physics</text:p>
      <text:p text:style-name="P24"/>
      <text:p text:style-name="P24"/>
      <text:p text:style-name="P24"/>
      <text:p text:style-name="P24"/>
      <text:p text:style-name="P24"/>
      <text:p text:style-name="P24">Knowledge domian</text:p>
      <text:p text:style-name="P24">dream and vision</text:p>
      <text:p text:style-name="P24">believes and motivation</text:p>
      <text:p text:style-name="P24">plan for study or career path</text:p>
      <text:p text:style-name="P24">learning stack</text:p>
      <text:p text:style-name="P24">specialization</text:p>
      <text:p text:style-name="P24">daily time partitioning </text:p>
      <text:p text:style-name="P24">2022 routine</text:p>
      <text:p text:style-name="P24">profile</text:p>
      <text:p text:style-name="P24">contact</text:p>
      <text:p text:style-name="P23"/>
      <text:p text:style-name="P22"/>
      <text:p text:style-name="P22"/>
      <text:p text:style-name="P21"/>
      <text:p text:style-name="P19"/>
      <text:p text:style-name="P19"/>
      <text:p text:style-name="P19"/>
      <text:p text:style-name="P15"/>
      <text:p text:style-name="P14">to support me <text:s/>and my explor<text:span text:style-name="T5">a</text:span>t<text:span text:style-name="T5">o</text:span>ry journey of science and technology through donations, any amount will be appreciated <text:s/><text:span text:style-name="T5">and be helpful </text:span>thank you</text:p>
      <text:p text:style-name="P13"><text:soft-page-break/>paypal</text:p>
      <text:p text:style-name="P13">western union</text:p>
      <text:p text:style-name="P13">google pay</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23:17:38.920730446</meta:creation-date>
    <dc:date>2022-04-28T16:02:03.339675661</dc:date>
    <meta:editing-duration>PT47M57S</meta:editing-duration>
    <meta:editing-cycles>6</meta:editing-cycles>
    <meta:generator>LibreOffice/7.2.6.2$Linux_X86_64 LibreOffice_project/20$Build-2</meta:generator>
    <meta:document-statistic meta:table-count="4" meta:image-count="0" meta:object-count="0" meta:page-count="8" meta:paragraph-count="244" meta:word-count="1346" meta:character-count="10687" meta:non-whitespace-character-count="9327"/>
  </office:meta>
</office:document-meta>
</file>